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256cm" svg:height="16.676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definition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Method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5" draw:layer="layout" svg:width="12.296cm" svg:height="16.486cm" svg:x="1.4cm" svg:y="4.5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5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No “static” in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geLimit = 18</text:span></text:p>
            <text:p text:style-name="P5"><text:span text:style-name="T6"/></text:p>
            <text:p text:style-name="P5"><text:span text:style-name="T6">def countPersons(persons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GE_LIMIT = 18;</text:span></text:p>
            <text:p text:style-name="P5"><text:span text:style-name="T6"/></text:p>
            <text:p text:style-name="P5"><text:span text:style-name="T6">public static int countPersons(List&lt;Person&gt; </text:span><text:span text:style-name="T6"><text:tab/></text:span><text:span text:style-name="T6">persons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For-loop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While-loop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(Almost) everything is an expression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numbers = List(1, 2, 3)</text:span></text:p>
            <text:p text:style-name="P4"><text:span text:style-name="T3"/></text:p>
            <text:p text:style-name="P4"><text:span text:style-name="T3">val numbers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numbers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numbers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numbers.add(1);</text:span></text:p>
            <text:p text:style-name="P4"><text:span text:style-name="T3">numbers.add(2);</text:span></text:p>
            <text:p text:style-name="P4"><text:span text:style-name="T3">numbers.add(3);</text:span></text:p>
            <text:p text:style-name="P4"><text:span text:style-name="T3"/></text:p>
            <text:p text:style-name="P4"><text:span text:style-name="T3">numbers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apple”)</text:span></text:p>
            <text:p text:style-name="P4"><text:span text:style-name="T3">m += 2 -&gt; “orange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apple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apple”);</text:span></text:p>
            <text:p text:style-name="P4"><text:span text:style-name="T3">m.put(2, “orange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apple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orange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text:span text:style-name="T6">new Pair&lt;Integer, String&gt;(1, “apple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Nice to know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17T16:23:05</meta:creation-date>
    <dc:date>2009-12-06T14:48:50</dc:date>
    <meta:editing-cycles>72</meta:editing-cycles>
    <meta:editing-duration>PT08H36M57S</meta:editing-duration>
    <dc:creator>Fredrik Vraalsen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